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, 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6cm"/>
    </style:style>
    <style:style style:name="Tabela1.B" style:family="table-column">
      <style:table-column-properties style:column-width="10.4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17cm" table:align="center"/>
    </style:style>
    <style:style style:name="Tabela2.A" style:family="table-column">
      <style:table-column-properties style:column-width="5.408cm"/>
    </style:style>
    <style:style style:name="Tabela2.B" style:family="table-column">
      <style:table-column-properties style:column-width="11.592cm"/>
    </style:style>
    <style:style style:name="Tabela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.212cm" fo:margin-bottom="0.212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.212cm" fo:margin-bottom="0.212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57c37" officeooo:paragraph-rsid="00057c37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.212cm" style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text-properties fo:font-weight="normal" officeooo:paragraph-rsid="0008fc2d"/>
    </style:style>
    <style:style style:name="P13" style:family="paragraph" style:parent-style-name="Text_20_body">
      <style:text-properties officeooo:rsid="00057c37" officeooo:paragraph-rsid="00057c37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</style:style>
    <style:style style:name="P15" style:family="paragraph" style:parent-style-name="Table_20_Contents">
      <style:paragraph-properties fo:margin-left="0cm" fo:margin-right="0cm" fo:margin-top="0.212cm" fo:margin-bottom="0.212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57c37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8fc2d" style:text-blinking="false" fo:background-color="transparent"/>
    </style:style>
    <style:style style:name="P17" style:family="paragraph" style:parent-style-name="Text_20_body">
      <style:text-properties fo:font-weight="normal"/>
    </style:style>
    <style:style style:name="T1" style:family="text">
      <style:text-properties officeooo:rsid="00057c37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3c4043" loext:opacity="100%" style:font-name="Roboto" fo:font-size="10.5pt" fo:letter-spacing="normal" fo:font-weight="normal"/>
    </style:style>
    <style:style style:name="T4" style:family="text">
      <style:text-properties fo:color="#3c4043" loext:opacity="100%" style:font-name="Roboto" fo:font-size="10.5pt" fo:letter-spacing="normal" fo:font-weight="normal" fo:background-color="#ffff00" loext:char-shading-value="0"/>
    </style:style>
    <style:style style:name="T5" style:family="text">
      <style:text-properties officeooo:rsid="0008f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Escrever uma proposta de sistema que será desenvolvido como trabalho final do curso.</text:span><text:line-break/><text:span text:style-name="T3">O sistema deverá conter no mínimo:</text:span><text:line-break/><text:span text:style-name="T4">- 8 entidades</text:span><text:line-break/><text:span text:style-name="T3">- 16 requisitos funcionais</text:span><text:line-break/><text:span text:style-name="T3">- 2 requisitos não-funcionais</text:span><text:line-break/><text:span text:style-name="T3">- 20 testes unitários</text:span><text:line-break/><text:span text:style-name="T3">- 4 testes de integração</text:span><text:line-break/><text:span text:style-name="T3">Seguindo o template da proposta, é necessário descrever o panorama geral do sistema, os usuários que abrange e suas funcionalidades.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BIBLIOTECA CAIRES</text:span></text:p>
      <text:p text:style-name="Text_20_body"/>
      <text:p text:style-name="P8">Especificação de Requisitos de Software</text:p>
      <text:p text:style-name="Text_20_body"/>
      <text:p text:style-name="Text_20_body"/>
      <text:p text:style-name="Text_20_body"/>
      <text:p text:style-name="P4">Versão <text:span text:style-name="T5">1.0</text:span></text:p>
      <text:p text:style-name="P16">13/07/202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Grupo:</text:p>
          </table:table-cell>
          <table:table-cell table:style-name="Tabela1.A1" office:value-type="string">
            <text:p text:style-name="P15"><text:s/>4</text:p>
          </table:table-cell>
        </table:table-row>
        <table:table-row>
          <table:table-cell table:style-name="Tabela1.A1" office:value-type="string">
            <text:p text:style-name="P2">Equipe de analistas:</text:p>
          </table:table-cell>
          <table:table-cell table:style-name="Tabela1.A1" office:value-type="string">
            <text:p text:style-name="P15">Marineide</text:p>
            <text:p text:style-name="P15">Elda</text:p>
            <text:p text:style-name="P15">Jeruso</text:p>
            <text:p text:style-name="P6">Fernando Terceros</text:p>
          </table:table-cell>
        </table:table-row>
      </table:table>
      <text:p text:style-name="P12"><text:line-break/><text:line-break/><text:line-break/></text:p>
      <text:p text:style-name="P12"/>
      <text:p text:style-name="P7"><text:span text:style-name="T1">Limeira</text:span>/SP</text:p>
      <text:p text:style-name="P7">20<text:span text:style-name="T1">24</text:span></text:p>
      <text:p text:style-name="P14"><text:soft-page-break/><text:span text:style-name="T2">A - VISÃO GERAL DO SISTEMA </text:span></text:p>
      <text:p text:style-name="P13">Biblioteca Escolar <text:span text:style-name="T5">Web</text:span></text:p>
      <text:p text:style-name="P13"/>
      <text:p text:style-name="P5">B - REQUISITOS FUNCIONAIS </text:p>
      <text:p text:style-name="Text_20_body"/>
      <text:p text:style-name="P5">B1 - Lançamentos diversos </text:p>
      <text:p text:style-name="Text_20_body"/>
      <text:p text:style-name="P5">B2 -Impressão de diversos tipos de relatórios e consultas </text:p>
      <text:p text:style-name="Text_20_body"/>
      <text:p text:style-name="P5">C - REQUISITOS NÃO FUNCIONAIS </text:p>
      <text:p text:style-name="Text_20_body"/>
      <text:p text:style-name="P5">C1. Confiabilidade </text:p>
      <text:p text:style-name="Text_20_body"/>
      <text:p text:style-name="P5">C2. Eficiência</text:p>
      <text:p text:style-name="Text_20_body"/>
      <text:p text:style-name="P5">C3. Portabilidade</text:p>
      <text:p text:style-name="Text_20_body"/>
      <text:p text:style-name="P5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Termo</text:p>
          </table:table-cell>
          <table:table-cell table:style-name="Tabela2.A1" office:value-type="string">
            <text:p text:style-name="P3">Descrição</text:p>
          </table:table-cell>
        </table:table-row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Table_20_Contents"/>
          </table:table-cell>
        </table:table-row>
      </table:table>
      <text:p text:style-name="P17"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2:49:22.760000000</meta:creation-date>
    <dc:date>2024-07-20T16:48:34.691000000</dc:date>
    <meta:editing-duration>PT5H38M38S</meta:editing-duration>
    <meta:editing-cycles>3</meta:editing-cycles>
    <meta:generator>LibreOffice/24.2.3.2$Windows_X86_64 LibreOffice_project/433d9c2ded56988e8a90e6b2e771ee4e6a5ab2ba</meta:generator>
    <meta:document-statistic meta:table-count="2" meta:image-count="0" meta:object-count="0" meta:page-count="3" meta:paragraph-count="28" meta:word-count="121" meta:character-count="792" meta:non-whitespace-character-count="684"/>
  </office:meta>
</office:document-meta>
</file>